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1B0000013F6B378DF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Maven Pro2" svg:font-family="'Maven Pro'" style:font-adornments="Itálico Negrito" style:font-pitch="variable"/>
    <style:font-face style:name="Maven Pro1" svg:font-family="'Maven Pro'" style:font-adornments="Negrito" style:font-pitch="variable"/>
    <style:font-face style:name="Maven Pro" svg:font-family="'Maven Pr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32pt" style:font-size-asian="32pt" style:font-size-complex="32pt"/>
    </style:style>
    <style:style style:name="P2" style:family="paragraph" style:parent-style-name="Subtitle">
      <style:text-properties fo:font-size="32pt" style:font-size-asian="32pt" style:font-size-complex="32pt"/>
    </style:style>
    <style:style style:name="P3" style:family="paragraph" style:parent-style-name="Title">
      <style:text-properties fo:font-size="32pt" style:font-size-asian="32pt" style:font-size-complex="32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y="0in" svg:width="4.3598in" svg:height="1.0598in" draw:z-index="0"><draw:image xlink:href="Pictures/100002010000051B0000013F6B378DF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Title"/>
      <text:p text:style-name="P3"/>
      <text:p text:style-name="P2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Maven Pro2" svg:font-family="'Maven Pro'" style:font-adornments="Itálico Negrito" style:font-pitch="variable"/>
    <style:font-face style:name="Maven Pro1" svg:font-family="'Maven Pro'" style:font-adornments="Negrito" style:font-pitch="variable"/>
    <style:font-face style:name="Maven Pro" svg:font-family="'Maven Pr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Maven Pro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Maven Pro1" fo:font-size="2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Maven Pro2"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Maven Pro1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Maven Pro1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Filho</meta:initial-creator>
    <meta:creation-date>2012-08-17T22:09:46</meta:creation-date>
    <dc:date>2013-03-04T16:04:58</dc:date>
    <dc:creator>Miguel Filho</dc:creator>
    <meta:editing-duration>PT57M28S</meta:editing-duration>
    <meta:editing-cycles>23</meta:editing-cycles>
    <meta:generator>LibreOffice/3.5$Linux_X86_64 LibreOffice_project/350m1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